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2">
      <style:paragraph-properties fo:text-align="start" style:justify-single-word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ollo 2.0</text:p>
      <text:p text:style-name="P1"/>
      <text:p text:style-name="P1">What is new in Apollo?</text:p>
      <text:p text:style-name="P1"/>
      <text:list xml:id="list2641857829517442912" text:style-name="L2">
        <text:list-item>
          <text:p text:style-name="P2">Simplier config</text:p>
        </text:list-item>
        <text:list-item>
          <text:p text:style-name="P2">Lazy load</text:p>
        </text:list-item>
        <text:list-item>
          <text:p text:style-name="P2">Scroll effect</text:p>
        </text:list-item>
        <text:list-item>
          <text:p text:style-name="P2">Video player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B</meta:initial-creator>
    <meta:creation-date>2018-10-15T15:00:07</meta:creation-date>
    <meta:document-statistic meta:table-count="0" meta:image-count="0" meta:object-count="0" meta:page-count="1" meta:paragraph-count="6" meta:word-count="19" meta:character-count="89"/>
    <dc:date>2018-10-15T15:07:55</dc:date>
    <dc:creator>A B</dc:creator>
    <meta:editing-duration>PT7M49S</meta:editing-duration>
    <meta:editing-cycles>1</meta:editing-cycles>
    <meta:generator>OpenOffice/4.1.5$Unix OpenOffice.org_project/415m1$Build-9789</meta:generator>
  </office:meta>
</office:document-meta>
</file>